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dc4" officeooo:paragraph-rsid="001e8dc4"/>
    </style:style>
    <style:style style:name="P2" style:family="paragraph" style:parent-style-name="Standard">
      <style:text-properties fo:color="#cc0000" officeooo:rsid="001e8dc4" officeooo:paragraph-rsid="001e8dc4"/>
    </style:style>
    <style:style style:name="P3" style:family="paragraph" style:parent-style-name="Standard">
      <style:text-properties fo:color="#cc0000" officeooo:rsid="001e8dc4" officeooo:paragraph-rsid="001f4331"/>
    </style:style>
    <style:style style:name="P4" style:family="paragraph" style:parent-style-name="Standard">
      <style:text-properties fo:color="#cc0000" officeooo:rsid="001f4331" officeooo:paragraph-rsid="0020f22f"/>
    </style:style>
    <style:style style:name="P5" style:family="paragraph" style:parent-style-name="Standard">
      <style:text-properties officeooo:rsid="001f4331" officeooo:paragraph-rsid="00264bfd"/>
    </style:style>
    <style:style style:name="T1" style:family="text">
      <style:text-properties officeooo:rsid="001e8dc4"/>
    </style:style>
    <style:style style:name="T2" style:family="text">
      <style:text-properties fo:color="#cc0000"/>
    </style:style>
    <style:style style:name="T3" style:family="text">
      <style:text-properties fo:color="#cc0000" officeooo:rsid="001e8dc4"/>
    </style:style>
    <style:style style:name="T4" style:family="text">
      <style:text-properties fo:color="#cc0000" officeooo:rsid="00258f15"/>
    </style:style>
    <style:style style:name="T5" style:family="text">
      <style:text-properties fo:color="#cc0000" officeooo:rsid="0026173d"/>
    </style:style>
    <style:style style:name="T6" style:family="text">
      <style:text-properties fo:color="#cc0000" officeooo:rsid="00264bfd"/>
    </style:style>
    <style:style style:name="T7" style:family="text">
      <style:text-properties officeooo:rsid="001f4331"/>
    </style:style>
    <style:style style:name="T8" style:family="text">
      <style:text-properties fo:color="#000000"/>
    </style:style>
    <style:style style:name="T9" style:family="text">
      <style:text-properties fo:color="#000000" officeooo:rsid="0020f22f"/>
    </style:style>
    <style:style style:name="T10" style:family="text">
      <style:text-properties fo:color="#000000" officeooo:rsid="001e8dc4"/>
    </style:style>
    <style:style style:name="T11" style:family="text">
      <style:text-properties fo:color="#000000" officeooo:rsid="00235f8a"/>
    </style:style>
    <style:style style:name="T12" style:family="text">
      <style:text-properties fo:color="#000000" officeooo:rsid="00258f15"/>
    </style:style>
    <style:style style:name="T13" style:family="text">
      <style:text-properties officeooo:rsid="00206f1b"/>
    </style:style>
    <style:style style:name="T14" style:family="text">
      <style:text-properties officeooo:rsid="0020f22f"/>
    </style:style>
    <style:style style:name="T15" style:family="text">
      <style:text-properties officeooo:rsid="0024de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 As with all methods, the first step is preprocessing part. When the preprocessing part</text:p>
      <text:p text:style-name="P1">is over, the lanes must be detected.</text:p>
      <text:p text:style-name="P1"/>
      <text:p text:style-name="P2">Step 1 : As with all methods, the first step is preprocessing phase. When the preprocessing phase is over, it must be find out, between which vertically pixels are the lanes stand. </text:p>
      <text:p text:style-name="P1"/>
      <text:p text:style-name="P1"/>
      <text:p text:style-name="P1">Step 2 : Secondly, the positions of the lanes should be found. In order to find the positions of</text:p>
      <text:p text:style-name="P1">the lanes, the Standard Hough Transformation is used. But the Standard Hough Transformation</text:p>
      <text:p text:style-name="P1">should not utilize the entire frame; rather, the frame is cropped. There is an advantage to</text:p>
      <text:p text:style-name="P1">cropping the frame, which will be explained in detail.</text:p>
      <text:p text:style-name="P1">The frames obtained from the camera are at a resolution of 640x480 pixels, which is the default</text:p>
      <text:p text:style-name="P1">value. The resolution of the camera can be increased by adjusting its settings, but it is not</text:p>
      <text:p text:style-name="P1">possible to decrease it this way. In order to decrease the resolution of the camera, there is</text:p>
      <text:p text:style-name="P1">another technique that can be used. This technique is used with another method, and will be</text:p>
      <text:p text:style-name="P1">explained there. With this method, the minimum resolution the camera allows is used. There</text:p>
      <text:p text:style-name="P1">are some reasons for this, the most important being that if the resolution is increased, there are</text:p>
      <text:p text:style-name="P1">more pixels, and thus the computing time increases as well. High computing time is of course</text:p>
      <text:p text:style-name="P1">undesirable.</text:p>
      <text:p text:style-name="P1">The original height of the frame was 640 pixels, but as previously mentioned, the frame was</text:p>
      <text:p text:style-name="P1">cropped. As seen in Figure 3.7a, when there is a curve, the camera also detects points that do</text:p>
      <text:p text:style-name="P1">not belong to the track. When the frame is not cropped, the detection of irrelevant points would</text:p>
      <text:p text:style-name="P1">result in the undesired production of red Standard Hough Transformation lines. As a result, the upper 100 pixels of the frame height were removed and only the lower 540 pixels were used.</text:p>
      <text:p text:style-name="P1">As seen at Figure 3.7b, the red lines are shown only in the last 540 pixels of frame height and</text:p>
      <text:p text:style-name="P1">do not cover the irrelevant parts of the frame. If there is a lane, the red lines are very close each</text:p>
      <text:p text:style-name="P1">other, but if there is no lane, there is a distance of at least 50 pixels between the red lines. In</text:p>
      <text:p text:style-name="P1">Figure 3.7b, there are three different groups of red lines. In each group, there is a lane. Thanks</text:p>
      <text:p text:style-name="P1">to the Standard Hough Line Transformation, we know which lanes are between which pixel</text:p>
      <text:p text:style-name="P1">columns.</text:p>
      <text:p text:style-name="P1">But here there is also another problem. If a curve is to be detected, everything in this step works</text:p>
      <text:p text:style-name="P1">as it should (see Figure 3.7b), but if a straight lane is to be detected, a problem occurs. As seen</text:p>
      <text:p text:style-name="P1">in Figure 3.8a, the beginning of the middle lane can be grouped with the left lane. In other</text:p>
      <text:p text:style-name="P1">words, there are again three different groups for three different lanes but each group of red</text:p>
      <text:p text:style-name="P1">lines fails to separate the lanes clearly from each other. As a result, the correct starting points of</text:p>
      <text:p text:style-name="P1">the middle and left lanes are not able to be found. In order for the lanes to be detected clearly,</text:p>
      <text:p text:style-name="P1">the frame must be divided into two horizontal rows.</text:p>
      <text:p text:style-name="P1">As previously mentioned, 100 pixels were already cropped from the top of the image in order</text:p>
      <text:p text:style-name="P1">to detect the positions of the lanes clearly and now, the rest of the frame must be divided into</text:p>
      <text:p text:style-name="P1">two rows. Based on the experimental results, the top row is 150 pixels high and the bottom</text:p>
      <text:p text:style-name="P1">row is 230 pixels high. As a result, the lanes can be grouped into two small frames and in each</text:p>
      <text:p text:style-name="P1">small frame, the starting points of lanes must be found. As seen in Figure 3.8b, when the frame</text:p>
      <text:p text:style-name="P1">is divided into two pieces, the lanes can be grouped separately.</text:p>
      <text:p text:style-name="P1"/>
      <text:p text:style-name="P2">Step <text:span text:style-name="T15">2</text:span> : Secondly, the positions of the lanes should be found. In order to find the positions of the lanes, the Standard Hough <text:span text:style-name="T13">Line </text:span>Transformation is used. But the Standard Hough <text:span text:style-name="T13">Line </text:span>Transformation should not utilize the entire frame; rather, the frame is cropped. There is an advantage to croping the frame, which will be explained in detail.</text:p>
      <text:p text:style-name="P2"/>
      <text:p text:style-name="P4"><text:span text:style-name="T14">In this project</text:span>, <text:span text:style-name="T13">the </text:span>Standard Hough <text:span text:style-name="T13">Line </text:span>Transformation is used different than its actual <text:span text:style-name="T13">task. Normally, the Standard Hough Line Transformation detects the straight lines but here it checks, if there are 2 edges in the same vertical of the frame. In other words, if there is a lane, there are 2 </text:span><text:soft-page-break/><text:span text:style-name="T13">edges of the lane in the frame so if there is a lane, there are also Hough Transformation lines. For the Standard Hough Line Transformation is used <text:s/>the function of OpenCV. As previously in Section </text:span><text:span text:style-name="T9">Standard Hough Transformation </text:span><text:span text:style-name="T1">explained, for using the this function in OpenCV, some parameters must be setted. One of these parameters was “threshold”, which decides the minimum number of the points to detect a line. In a lane, there are two edges so the Standard Hough lines must be drawn if 2 points in the same vertical are detected. On the other hand, these two points are searched just vertically so another parameter in the Standard Hough Line Transformation function from OpenCV is for the angle, which has to check the points in that angle. Because of the checking just vertically edge with each other, these angle value, which is already named </text:span><text:span text:style-name="T10">‘\</text:span><text:span text:style-name="T11">theta</text:span><text:span text:style-name="T10">’</text:span><text:span text:style-name="T1">, is setted ‘CV_PI(180 degree)’.</text:span></text:p>
      <text:p text:style-name="P4"/>
      <text:p text:style-name="P3">The frames obtained from the camera are at a resolution of 640x4<text:bookmark-start text:name="__DdeLink__342_851611673"/>80 pixel<text:bookmark-end text:name="__DdeLink__342_851611673"/>s, which is the default value. The resolution of the camera can be increased <text:span text:style-name="T7">and decreased by adjusting its settings.</text:span></text:p>
      <text:p text:style-name="P5"><text:span text:style-name="T2">The original height of the frame was 640 pixels in this method, but as previously mentioned, the frame was cropped. As seen in </text:span><text:span text:style-name="T8">Figure 3.7a</text:span><text:span text:style-name="T2">, the camera detects the edges that do not belong to the track. When the frame is not cropped, the detection of irrelevant edges </text:span><text:span text:style-name="T3">would result in the undesired production of Standard Hough Transformation lines(which shown in red color). <text:s/>So Hough Transformation is used just for lower 230 pixels. </text:span><text:span text:style-name="T6">If more than 230 pixels were used for generating the Standard Hough Transformation lines. </text:span></text:p>
      <text:p text:style-name="P5"><text:span text:style-name="T3"/></text:p>
      <text:p text:style-name="P5"><text:span text:style-name="T3">As seen in <text:s/></text:span><text:span text:style-name="T8">Figure 3.7</text:span><text:span text:style-name="T12">b</text:span><text:span text:style-name="T2">, <text:s/></text:span><text:span text:style-name="T3">the red lines are shown only in the last 230 pixels of frame height and do not cover the irrelevant parts of the frame.If there is a lane, the red lines are very close each other, but if there is no lane, there is a distance of at least 50 pixels between the red lines. In </text:span><text:span text:style-name="T10">Figure 3.7b,</text:span><text:span text:style-name="T3"> there are </text:span><text:span text:style-name="T4">two</text:span><text:span text:style-name="T3"> different groups of red lines. In each group, there is a lane. Thanks to the Standard Hough Line Transformation, we know which lanes are between which pixel columns. </text:span><text:span text:style-name="T5">The right group </text:span><text:bookmark-start text:name="__DdeLink__354_851611673"/><text:span text:style-name="T5">of Standard Hough Transformation lines</text:span><text:bookmark-end text:name="__DdeLink__354_851611673"/><text:span text:style-name="T5"> signs the right lane and the left group of Standard Hough Transformation lines signs the middle la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9:37:47.004115832</meta:creation-date>
    <dc:date>2017-11-01T00:15:17.312255479</dc:date>
    <meta:editing-duration>PT1H3M48S</meta:editing-duration>
    <meta:editing-cycles>1</meta:editing-cycles>
    <meta:document-statistic meta:table-count="0" meta:image-count="0" meta:object-count="0" meta:page-count="2" meta:paragraph-count="43" meta:word-count="1127" meta:character-count="6321" meta:non-whitespace-character-count="5230"/>
    <meta:generator>LibreOffice/5.1.6.2$Linux_X86_64 LibreOffice_project/10m0$Build-2</meta:generator>
  </office:meta>
</office:document-meta>
</file>